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antry_ribbon_con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antry_ribbon_con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48pinDip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_1a_re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_2a_Blue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_1b_Black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E_2b_Gree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Aux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9</text:p>
          </table:table-cell>
          <table:table-cell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0</text:p>
          </table:table-cell>
          <table:table-cell table:style-name="ce4" office:value-type="string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0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1</text:p>
          </table:table-cell>
          <table:table-cell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2</text:p>
          </table:table-cell>
          <table:table-cell table:style-name="ce4" office:value-type="string">
            <text:p>2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3</text:p>
          </table:table-cell>
          <table:table-cell table:style-name="ce4" office:value-type="string">
            <text:p>2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4</text:p>
          </table:table-cell>
          <table:table-cell table:style-name="ce4" office:value-type="string">
            <text:p>2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2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Therm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7</text:p>
          </table:table-cell>
          <table:table-cell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8</text:p>
          </table:table-cell>
          <table:table-cell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Fan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9</text:p>
          </table:table-cell>
          <table:table-cell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20</text:p>
          </table:table-cell>
          <table:table-cell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1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7"/>
          <table:table-cell table:style-name="ce16" office:value-type="string">
            <text:p>E_1a_red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2</text:p>
          </table:table-cell>
          <table:table-cell table:style-name="ce7" office:value-type="string">
            <text:p>1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7"/>
          <table:table-cell table:style-name="ce16" office:value-type="string">
            <text:p>E_2a_Blue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3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7"/>
          <table:table-cell table:style-name="ce16" office:value-type="string">
            <text:p>E_1b_Black</text:p>
          </table:table-cell>
          <table:table-cell table:style-name="ce13" table:number-columns-repeated="249"/>
        </table:table-row>
        <table:table-row table:style-name="ro2">
          <table:table-cell table:style-name="ce7" office:value-type="string">
            <text:p>24</text:p>
          </table:table-cell>
          <table:table-cell table:style-name="ce7" office:value-type="string">
            <text:p>1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7"/>
          <table:table-cell table:style-name="ce16" office:value-type="string">
            <text:p>E_2b_Gree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7"/>
          <table:table-cell table:style-name="ce16" office:value-type="string">
            <text:p>Aux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5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Heater Rt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Therm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FA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3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0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x_1a_re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x_2a_Blue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x_1b_Black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6" office:value-type="string">
            <text:p>x_2b_Gree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5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x_endstop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6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y_endstop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7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z_endstop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12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4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5v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7" office:value-type="string">
            <text:p>50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13" office:value-type="string">
            <text:p>nc</text:p>
          </table:table-cell>
          <table:table-cell table:style-name="ce13" table:number-columns-repeated="249"/>
        </table:table-row>
        <table:table-row table:style-name="ro2" table:number-rows-repeated="41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05T09:46:44</dc:date>
    <dc:language>de-DE</dc:language>
    <meta:editing-cycles>12</meta:editing-cycles>
    <meta:editing-duration>PT45M3S</meta:editing-duration>
    <dc:creator>miloh </dc:creator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